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66CCFF"/>
      <style:text-properties style:font-name="ＭＳ Ｐゴシック" style:font-name-asian="ＭＳ Ｐゴシック" style:font-name-complex="ＭＳ Ｐゴシック" style:font-family-generic="modern"/>
    </style:style>
    <style:style style:name="ce3" style:family="table-cell" style:parent-style-name="Default" style:data-style-name="N0">
      <style:table-cell-properties fo:border="thin solid #000000" fo:background-color="#66CCFF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  <style:text-properties style:font-name="ＭＳ Ｐゴシック" style:font-name-asian="ＭＳ Ｐゴシック" style:font-name-complex="ＭＳ Ｐゴシック" style:font-family-generic="modern"/>
    </style:style>
    <style:style style:name="ce6" style:family="table-cell" style:parent-style-name="Default" style:data-style-name="N0">
      <style:table-cell-properties fo:border="thin solid #000000"/>
      <style:text-properties fo:color="#FF0000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73604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キー</text:p>
          </table:table-cell>
          <table:table-cell office:value-type="string" table:style-name="ce3">
            <text:p>キー(候補2)</text:p>
          </table:table-cell>
          <table:table-cell office:value-type="string" table:style-name="ce3">
            <text:p>機能</text:p>
          </table:table-cell>
          <table:table-cell office:value-type="string" table:style-name="ce2">
            <text:p><text:ruby text:style-name="ru1"><text:ruby-base>採用元</text:ruby-base><text:ruby-text text:style-name="T2">サイヨウモト</text:ruby-text></text:ruby></text:p>
          </table:table-cell>
          <table:table-cell office:value-type="string" table:style-name="ce3">
            <text:p>備考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-a</text:p>
          </table:table-cell>
          <table:table-cell table:style-name="ce4"/>
          <table:table-cell office:value-type="string" table:style-name="ce4">
            <text:p>すべて選択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b</text:p>
          </table:table-cell>
          <table:table-cell office:value-type="string" table:style-name="ce4">
            <text:p>F3</text:p>
          </table:table-cell>
          <table:table-cell office:value-type="string" table:style-name="ce5">
            <text:p><text:ruby text:style-name="ru1"><text:ruby-base>定義箇所</text:ruby-base><text:ruby-text text:style-name="T2">テイギカショ</text:ruby-text></text:ruby>にジャンプ</text:p>
          </table:table-cell>
          <table:table-cell office:value-type="string" table:style-name="ce4">
            <text:p>i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c</text:p>
          </table:table-cell>
          <table:table-cell table:style-name="ce4"/>
          <table:table-cell office:value-type="string" table:style-name="ce4">
            <text:p>コピー、行コピー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d</text:p>
          </table:table-cell>
          <table:table-cell table:style-name="ce4"/>
          <table:table-cell office:value-type="string" table:style-name="ce5">
            <text:p><text:ruby text:style-name="ru1"><text:ruby-base>行削除</text:ruby-base><text:ruby-text text:style-name="T2">ギョウサクジョ</text:ruby-text></text:ruby></text:p>
          </table:table-cell>
          <table:table-cell office:value-type="string" table:style-name="ce5">
            <text:p>e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S-d</text:p>
          </table:table-cell>
          <table:table-cell table:style-name="ce4"/>
          <table:table-cell office:value-type="string" table:style-name="ce5">
            <text:p><text:ruby text:style-name="ru1"><text:ruby-base>行</text:ruby-base><text:ruby-text text:style-name="T2">ギョウ</text:ruby-text></text:ruby><text:ruby text:style-name="ru1"><text:ruby-base>複製</text:ruby-base><text:ruby-text text:style-name="T2">フクセイ</text:ruby-text></text:ruby></text:p>
          </table:table-cell>
          <table:table-cell office:value-type="string" table:style-name="ce4">
            <text:p>o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e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f</text:p>
          </table:table-cell>
          <table:table-cell table:style-name="ce4"/>
          <table:table-cell office:value-type="string" table:style-name="ce4">
            <text:p>検索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g</text:p>
          </table:table-cell>
          <table:table-cell table:style-name="ce4"/>
          <table:table-cell office:value-type="string" table:style-name="ce4">
            <text:p>行ジャンプ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h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i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j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k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l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m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n</text:p>
          </table:table-cell>
          <table:table-cell office:value-type="string" table:style-name="ce4">
            <text:p>C-t</text:p>
          </table:table-cell>
          <table:table-cell office:value-type="string" table:style-name="ce4">
            <text:p>新規作成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o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p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q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r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s</text:p>
          </table:table-cell>
          <table:table-cell table:style-name="ce4"/>
          <table:table-cell office:value-type="string" table:style-name="ce4">
            <text:p>保存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t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C-u</text:p>
          </table:table-cell>
          <table:table-cell table:style-name="ce4"/>
          <table:table-cell office:value-type="string" table:style-name="ce5">
            <text:p><text:ruby text:style-name="ru1"><text:ruby-base>変数</text:ruby-base><text:ruby-text text:style-name="T3">ヘンスウ</text:ruby-text></text:ruby>ジャンプ(<text:ruby text:style-name="ru1"><text:ruby-base>次</text:ruby-base><text:ruby-text text:style-name="T3">ツギ</text:ruby-text></text:ruby>を<text:ruby text:style-name="ru1"><text:ruby-base>検索</text:ruby-base><text:ruby-text text:style-name="T3">ケンサク</text:ruby-text></text:ruby>)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v</text:p>
          </table:table-cell>
          <table:table-cell table:style-name="ce4"/>
          <table:table-cell office:value-type="string" table:style-name="ce4">
            <text:p>貼り付け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w</text:p>
          </table:table-cell>
          <table:table-cell office:value-type="string" table:style-name="ce4">
            <text:p>M-F4</text:p>
          </table:table-cell>
          <table:table-cell office:value-type="string" table:style-name="ce4">
            <text:p>閉じる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x</text:p>
          </table:table-cell>
          <table:table-cell table:style-name="ce4"/>
          <table:table-cell office:value-type="string" table:style-name="ce4">
            <text:p>切り取り、行切り取り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y</text:p>
          </table:table-cell>
          <table:table-cell table:style-name="ce4"/>
          <table:table-cell office:value-type="string" table:style-name="ce4">
            <text:p>元に戻す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C-z</text:p>
          </table:table-cell>
          <table:table-cell table:style-name="ce4"/>
          <table:table-cell office:value-type="string" table:style-name="ce4">
            <text:p>やり直し</text:p>
          </table:table-cell>
          <table:table-cell table:number-columns-repeated="2" table:style-name="ce4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C-k,l</text:p>
          </table:table-cell>
          <table:table-cell table:style-name="ce4"/>
          <table:table-cell office:value-type="string" table:style-name="ce5">
            <text:p><text:ruby text:style-name="ru1"><text:ruby-base>小文字変換</text:ruby-base><text:ruby-text text:style-name="T2">コモジヘンカン</text:ruby-text></text:ruby></text:p>
          </table:table-cell>
          <table:table-cell office:value-type="string" table:style-name="ce4">
            <text:p>a</text:p>
          </table:table-cell>
          <table:table-cell office:value-type="string" table:style-name="ce5">
            <text:p>ideaにない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-k,u</text:p>
          </table:table-cell>
          <table:table-cell table:style-name="ce4"/>
          <table:table-cell office:value-type="string" table:style-name="ce5">
            <text:p><text:ruby text:style-name="ru1"><text:ruby-base>大文字</text:ruby-base><text:ruby-text text:style-name="T2">オオモジ</text:ruby-text></text:ruby><text:ruby text:style-name="ru1"><text:ruby-base>変換</text:ruby-base><text:ruby-text text:style-name="T2">ヘンカン</text:ruby-text></text:ruby></text:p>
          </table:table-cell>
          <table:table-cell office:value-type="string" table:style-name="ce4">
            <text:p>a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4">
            <text:p>C-k,k</text:p>
          </table:table-cell>
          <table:table-cell table:style-name="ce4"/>
          <table:table-cell office:value-type="string" table:style-name="ce5">
            <text:p>キャメル/スネーク<text:ruby text:style-name="ru1"><text:ruby-base>変換</text:ruby-base><text:ruby-text text:style-name="T2">ヘンカン</text:ruby-text></text:ruby>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4">
            <text:p>M-<text:span text:style-name="T1">←</text:span></text:p>
          </table:table-cell>
          <table:table-cell table:style-name="ce4"/>
          <table:table-cell office:value-type="string" table:style-name="ce4">
            <text:p>キャメルケース移動</text:p>
          </table:table-cell>
          <table:table-cell office:value-type="string" table:style-name="ce5">
            <text:p>i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4">
            <text:p>C-<text:span text:style-name="T1">←</text:span></text:p>
          </table:table-cell>
          <table:table-cell table:style-name="ce4"/>
          <table:table-cell office:value-type="string" table:style-name="ce4">
            <text:p>単語移動</text:p>
          </table:table-cell>
          <table:table-cell office:value-type="string" table:style-name="ce4">
            <text:p>e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/</text:p>
          </table:table-cell>
          <table:table-cell table:style-name="ce4"/>
          <table:table-cell office:value-type="string" table:style-name="ce5">
            <text:p>コメント</text:p>
          </table:table-cell>
          <table:table-cell office:value-type="string" table:style-name="ce4">
            <text:p>ei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S-t</text:p>
          </table:table-cell>
          <table:table-cell table:style-name="ce4"/>
          <table:table-cell office:value-type="string" table:style-name="ce5">
            <text:p>ブロックコメント</text:p>
          </table:table-cell>
          <table:table-cell office:value-type="string" table:style-name="ce4">
            <text:p>e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M-S-r</text:p>
          </table:table-cell>
          <table:table-cell table:style-name="ce4"/>
          <table:table-cell office:value-type="string" table:style-name="ce5">
            <text:p>リファクタリング</text:p>
          </table:table-cell>
          <table:table-cell office:value-type="string" table:style-name="ce4">
            <text:p>e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M-h</text:p>
          </table:table-cell>
          <table:table-cell table:style-name="ce4"/>
          <table:table-cell office:value-type="string" table:style-name="ce5">
            <text:p><text:ruby text:style-name="ru1"><text:ruby-base>呼</text:ruby-base><text:ruby-text text:style-name="T2">ヨ</text:ruby-text></text:ruby>び<text:ruby text:style-name="ru1"><text:ruby-base>出</text:ruby-base><text:ruby-text text:style-name="T2">ダ</text:ruby-text></text:ruby>し<text:ruby text:style-name="ru1"><text:ruby-base>階層</text:ruby-base><text:ruby-text text:style-name="T2">カイソウ</text:ruby-text></text:ruby></text:p>
          </table:table-cell>
          <table:table-cell office:value-type="string" table:style-name="ce4">
            <text:p>ei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S-t</text:p>
          </table:table-cell>
          <table:table-cell office:value-type="string" table:style-name="ce4">
            <text:p>C-n</text:p>
          </table:table-cell>
          <table:table-cell office:value-type="string" table:style-name="ce5">
            <text:p><text:ruby text:style-name="ru1"><text:ruby-base>型</text:ruby-base><text:ruby-text text:style-name="T2">カタ</text:ruby-text></text:ruby>を<text:ruby text:style-name="ru1"><text:ruby-base>開</text:ruby-base><text:ruby-text text:style-name="T2">ヒラ</text:ruby-text></text:ruby>く</text:p>
          </table:table-cell>
          <table:table-cell office:value-type="string" table:style-name="ce4">
            <text:p>e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S-r</text:p>
          </table:table-cell>
          <table:table-cell office:value-type="string" table:style-name="ce4">
            <text:p>C-S-n</text:p>
          </table:table-cell>
          <table:table-cell office:value-type="string" table:style-name="ce5">
            <text:p>リソースを<text:ruby text:style-name="ru1"><text:ruby-base>開</text:ruby-base><text:ruby-text text:style-name="T2">ヒラ</text:ruby-text></text:ruby>く</text:p>
          </table:table-cell>
          <table:table-cell office:value-type="string" table:style-name="ce4">
            <text:p>e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<text:span text:style-name="T1">↓</text:span></text:p>
          </table:table-cell>
          <table:table-cell office:value-type="string" table:style-name="ce4">
            <text:p>M-<text:span text:style-name="T1">↓</text:span></text:p>
          </table:table-cell>
          <table:table-cell office:value-type="string" table:style-name="ce5">
            <text:p><text:ruby text:style-name="ru1"><text:ruby-base>選択</text:ruby-base><text:ruby-text text:style-name="T2">センタク</text:ruby-text></text:ruby><text:ruby text:style-name="ru1"><text:ruby-base>行</text:ruby-base><text:ruby-text text:style-name="T2">ギョウ</text:ruby-text></text:ruby>を<text:ruby text:style-name="ru1"><text:ruby-base>移動</text:ruby-base><text:ruby-text text:style-name="T2">イドウ</text:ruby-text></text:ruby></text:p>
          </table:table-cell>
          <table:table-cell office:value-type="string" table:style-name="ce4">
            <text:p>a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M-<text:span text:style-name="T1">↓</text:span></text:p>
          </table:table-cell>
          <table:table-cell office:value-type="string" table:style-name="ce4">
            <text:p>M-j</text:p>
          </table:table-cell>
          <table:table-cell office:value-type="string" table:style-name="ce5">
            <text:p>メソッド<text:ruby text:style-name="ru1"><text:ruby-base>移動</text:ruby-base><text:ruby-text text:style-name="T2">イドウ</text:ruby-text></text:ruby></text:p>
          </table:table-cell>
          <table:table-cell office:value-type="string" table:style-name="ce4">
            <text:p>i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Del</text:p>
          </table:table-cell>
          <table:table-cell table:style-name="ce4"/>
          <table:table-cell office:value-type="string" table:style-name="ce5">
            <text:p><text:ruby text:style-name="ru1"><text:ruby-base>単語削除</text:ruby-base><text:ruby-text text:style-name="T2">タンゴサクジョ</text:ruby-text></text:ruby></text:p>
          </table:table-cell>
          <table:table-cell office:value-type="string" table:style-name="ce4">
            <text:p>i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Bs</text:p>
          </table:table-cell>
          <table:table-cell table:style-name="ce4"/>
          <table:table-cell office:value-type="string" table:style-name="ce5">
            <text:p><text:ruby text:style-name="ru1"><text:ruby-base>単語削除</text:ruby-base><text:ruby-text text:style-name="T2">タンゴサクジョ</text:ruby-text></text:ruby></text:p>
          </table:table-cell>
          <table:table-cell office:value-type="string" table:style-name="ce4">
            <text:p>i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Space</text:p>
          </table:table-cell>
          <table:table-cell table:style-name="ce4"/>
          <table:table-cell office:value-type="string" table:style-name="ce5">
            <text:p><text:ruby text:style-name="ru1"><text:ruby-base>入力</text:ruby-base><text:ruby-text text:style-name="T2">ニュウリョク</text:ruby-text></text:ruby><text:ruby text:style-name="ru1"><text:ruby-base>補完</text:ruby-base><text:ruby-text text:style-name="T2">ホカン</text:ruby-text></text:ruby></text:p>
          </table:table-cell>
          <table:table-cell office:value-type="string" table:style-name="ce4">
            <text:p>ei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C-S-c</text:p>
          </table:table-cell>
          <table:table-cell table:style-name="ce4"/>
          <table:table-cell office:value-type="string" table:style-name="ce5">
            <text:p>パスをコピー</text:p>
          </table:table-cell>
          <table:table-cell office:value-type="string" table:style-name="ce4">
            <text:p>a</text:p>
          </table:table-cell>
          <table:table-cell office:value-type="string" table:style-name="ce5">
            <text:p>ideaにある？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-S-f</text:p>
          </table:table-cell>
          <table:table-cell table:style-name="ce4"/>
          <table:table-cell office:value-type="string" table:style-name="ce5">
            <text:p>ファイル<text:ruby text:style-name="ru1"><text:ruby-base>検索</text:ruby-base><text:ruby-text text:style-name="T2">ケンサク</text:ruby-text></text:ruby></text:p>
          </table:table-cell>
          <table:table-cell office:value-type="string" table:style-name="ce4">
            <text:p>ai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C-k</text:p>
          </table:table-cell>
          <table:table-cell office:value-type="string" table:style-name="ce5">
            <text:p><text:ruby text:style-name="ru1"><text:ruby-base>変数名</text:ruby-base><text:ruby-text text:style-name="T2">ヘンスウメイ</text:ruby-text></text:ruby><text:ruby text:style-name="ru1"><text:ruby-base>選択</text:ruby-base><text:ruby-text text:style-name="T2">センタク</text:ruby-text></text:ruby><text:s/>ジャンプ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S-M-j</text:p>
          </table:table-cell>
          <table:table-cell office:value-type="string" table:style-name="ce4">
            <text:p>javadoc<text:ruby text:style-name="ru1"><text:ruby-base><text:span text:style-name="T1">作成</text:span></text:ruby-base><text:ruby-text text:style-name="T2">サクセイ</text:ruby-text></text:ruby>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S-Enter</text:p>
          </table:table-cell>
          <table:table-cell office:value-type="string" table:style-name="ce5">
            <text:p><text:ruby text:style-name="ru1"><text:ruby-base>改行</text:ruby-base><text:ruby-text text:style-name="T2">カイギョウ</text:ruby-text></text:ruby><text:ruby text:style-name="ru1"><text:ruby-base>追加</text:ruby-base><text:ruby-text text:style-name="T2">ツイカ</text:ruby-text></text:ruby>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F12</text:p>
          </table:table-cell>
          <table:table-cell office:value-type="string" table:style-name="ce5">
            <text:p>エディタをアクティブに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C-S-&gt;</text:p>
          </table:table-cell>
          <table:table-cell office:value-type="string" table:style-name="ce5">
            <text:p><text:ruby text:style-name="ru1"><text:ruby-base>一致</text:ruby-base><text:ruby-text text:style-name="T2">イッチ</text:ruby-text></text:ruby>するタグ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office:value-type="string" table:style-name="ce5">
            <text:p>インクリメンタルサーチ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M-S-a</text:p>
          </table:table-cell>
          <table:table-cell office:value-type="string" table:style-name="ce5">
            <text:p>ブロック<text:ruby text:style-name="ru1"><text:ruby-base>選択</text:ruby-base><text:ruby-text text:style-name="T2">センタク</text:ruby-text></text:ruby>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M-Enter</text:p>
          </table:table-cell>
          <table:table-cell office:value-type="string" table:style-name="ce5">
            <text:p>プロパティ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C-S-s</text:p>
          </table:table-cell>
          <table:table-cell office:value-type="string" table:style-name="ce5">
            <text:p><text:ruby text:style-name="ru1"><text:ruby-base>全</text:ruby-base><text:ruby-text text:style-name="T2">スベ</text:ruby-text></text:ruby>て<text:ruby text:style-name="ru1"><text:ruby-base>保存</text:ruby-base><text:ruby-text text:style-name="T2">ホゾン</text:ruby-text></text:ruby>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M-/</text:p>
          </table:table-cell>
          <table:table-cell office:value-type="string" table:style-name="ce5">
            <text:p><text:ruby text:style-name="ru1"><text:ruby-base>単語補完</text:ruby-base><text:ruby-text text:style-name="T2">タンゴホカン</text:ruby-text></text:ruby>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C-p</text:p>
          </table:table-cell>
          <table:table-cell office:value-type="string" table:style-name="ce5">
            <text:p>メソッドパラメータ<text:ruby text:style-name="ru1"><text:ruby-base>表示</text:ruby-base><text:ruby-text text:style-name="T2">ヒョウジ</text:ruby-text></text:ruby></text:p>
          </table:table-cell>
          <table:table-cell table:number-columns-repeated="2" table:style-name="ce4"/>
          <table:table-cell office:value-type="string" table:style-name="ce1">
            <text:p>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C-o</text:p>
          </table:table-cell>
          <table:table-cell office:value-type="string" table:style-name="ce5">
            <text:p>アウトライン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office:value-type="string" table:style-name="ce5">
            <text:p>メソッドのオーバーライド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6">
            <text:p>C-q</text:p>
          </table:table-cell>
          <table:table-cell office:value-type="string" table:style-name="ce5">
            <text:p><text:ruby text:style-name="ru1"><text:ruby-base>最後</text:ruby-base><text:ruby-text text:style-name="T3">サイゴ</text:ruby-text></text:ruby>の<text:ruby text:style-name="ru1"><text:ruby-base>編集</text:ruby-base><text:ruby-text text:style-name="T3">ヘンシュウ</text:ruby-text></text:ruby><text:ruby text:style-name="ru1"><text:ruby-base>位置</text:ruby-base><text:ruby-text text:style-name="T3">イチ</text:ruby-text></text:ruby>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6">
            <text:p>C-q</text:p>
          </table:table-cell>
          <table:table-cell office:value-type="string" table:style-name="ce5">
            <text:p><text:ruby text:style-name="ru1"><text:ruby-base>単語選択</text:ruby-base><text:ruby-text text:style-name="T3">タンゴセンタク</text:ruby-text></text:ruby></text:p>
          </table:table-cell>
          <table:table-cell table:number-columns-repeated="2" table:style-name="ce4"/>
          <table:table-cell table:number-columns-repeated="16379" table:style-name="ce1"/>
        </table:table-row>
        <table:table-row table:number-rows-repeated="1048513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安喜 俊一郎</dc:creator>
    <meta:creation-date>2009-04-16T11:32:48Z</meta:creation-date>
    <dc:date>2015-10-27T10:02:29Z</dc:date>
    <meta:editing-cycles>8</meta:editing-cycles>
    <meta:editing-duration>PT1294S</meta:editing-duration>
    <meta:user-defined meta:name="Info 1"/>
    <meta:user-defined meta:name="Info 2"/>
    <meta:user-defined meta:name="Info 3"/>
    <meta:user-defined meta:name="Info 4"/>
  </office:meta>
</office:document-meta>
</file>